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 kraft ist in uns all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 D</meta:initial-creator>
    <meta:creation-date>2025-02-16T15:14:36.29</meta:creation-date>
    <meta:generator>OpenOffice/4.1.8$Win32 OpenOffice.org_project/418m3$Build-9803</meta:generator>
    <meta:document-statistic meta:table-count="0" meta:image-count="0" meta:object-count="0" meta:page-count="1" meta:paragraph-count="1" meta:word-count="6" meta:character-count="27"/>
    <dc:date>2025-02-16T15:15:01.61</dc:date>
    <dc:creator>Andreas D</dc:creator>
    <meta:editing-duration>PT26S</meta:editing-duration>
    <meta:editing-cycles>1</meta:editing-cycles>
  </office:meta>
</office:document-meta>
</file>